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pt"/>
    </style:style>
    <style:style style:name="co3" style:family="table-column">
      <style:table-column-properties fo:break-before="auto" style:column-width="8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</table:table-row>
        <table:table-row table:style-name="ro1">
          <table:table-cell office:value-type="string" calcext:value-type="string">
            <text:p>Cursed Ha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Poi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igg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ortified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ronclad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hysical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c Summon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ummoner: Draw 1 brown monster token and use token for this token's attack.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rowl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olf Rid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c Skirmish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1 (Multiple attack)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c Tra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(Elusive 6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Assassinati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c War Beas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ire Resistance, Ice Resistance, Unfortified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c Stone Throw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ified, Physical Resistance</text:p>
          </table:table-cell>
          <table:table-cell office:value-type="string" calcext:value-type="string">
            <text:p>Cumbersome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4:53:01.0994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44:01.983167000</meta:creation-date>
    <meta:generator>LibreOffice/5.0.2.2$MacOSX_X86_64 LibreOffice_project/37b43f919e4de5eeaca9b9755ed688758a8251fe</meta:generator>
    <dc:date>2015-10-14T14:53:23.436824000</dc:date>
    <meta:editing-duration>PT14M22S</meta:editing-duration>
    <meta:editing-cycles>6</meta:editing-cycles>
    <meta:document-statistic meta:table-count="1" meta:cell-count="88" meta:object-count="0"/>
  </office:meta>
</office:document-meta>
</file>